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20" style:parent-style-name="Graphics">
      <style:graphic-properties fo:wrap-option="wrap" fo:border="0.00694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1">
      <style:graphic-properties style:wrap="run-through" style:run-through="foreground" draw:fill="solid" draw:fill-color="#000000" draw:opacity="100%" draw:stroke="solid" svg:stroke-width="0.01389in" svg:stroke-color="#fffff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0" style:parent-style-name="Graphics">
      <style:graphic-properties fo:wrap-option="wrap" fo:border="0.00694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1" style:parent-style-name="Graphics">
      <style:graphic-properties fo:wrap-option="wrap" fo:border="0.00694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2" style:parent-style-name="Graphics">
      <style:graphic-properties fo:wrap-option="wrap" fo:border="0.00694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3" style:parent-style-name="Graphics">
      <style:graphic-properties fo:wrap-option="wrap" fo:border="0.00694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4">
      <style:graphic-properties style:wrap="run-through" style:run-through="foreground" draw:fill="solid" draw:fill-color="#000000" draw:opacity="100%" draw:stroke="solid" svg:stroke-width="0.01389in" svg:stroke-color="#fffff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5">
      <style:graphic-properties style:wrap="run-through" style:run-through="foreground" draw:fill="solid" draw:fill-color="#000000" draw:opacity="100%" draw:stroke="solid" svg:stroke-width="0.01389in" svg:stroke-color="#fffff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6">
      <style:graphic-properties style:wrap="run-through" style:run-through="foreground" draw:fill="solid" draw:fill-color="#000000" draw:opacity="100%" draw:stroke="solid" svg:stroke-width="0.01389in" svg:stroke-color="#fffff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7">
      <style:graphic-properties style:wrap="run-through" style:run-through="foreground" draw:fill="solid" draw:fill-color="#000000" draw:opacity="100%" draw:stroke="solid" svg:stroke-width="0.01389in" svg:stroke-color="#fffff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8" style:parent-style-name="Graphics">
      <style:graphic-properties fo:wrap-option="wrap" fo:border="0.00694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9">
      <style:graphic-properties style:wrap="run-through" style:run-through="foreground" draw:fill="solid" draw:fill-color="#000000" draw:opacity="100%" draw:stroke="solid" svg:stroke-width="0.01389in" svg:stroke-color="#fffff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">
      <style:graphic-properties style:wrap="run-through" style:run-through="foreground" draw:fill="none" draw:stroke="solid" svg:stroke-width="0.00694in" svg:stroke-color="#000000" draw:marker-end="a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">
      <style:graphic-properties style:wrap="run-through" style:run-through="foreground" draw:fill="none" draw:stroke="solid" svg:stroke-width="0.00694in" svg:stroke-color="#000000" draw:marker-end="a2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">
      <style:graphic-properties style:wrap="run-through" style:run-through="foreground" draw:fill="none" draw:stroke="solid" svg:stroke-width="0.00694in" svg:stroke-color="#000000" draw:marker-end="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7">
      <style:graphic-properties style:wrap="run-through" style:run-through="foreground" draw:fill="none" draw:stroke="solid" svg:stroke-width="0.00694in" svg:stroke-color="#000000" draw:marker-end="a6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9">
      <style:graphic-properties style:wrap="run-through" style:run-through="foreground" draw:fill="none" draw:stroke="solid" svg:stroke-width="0.00694in" svg:stroke-color="#000000" draw:marker-end="a8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draw:connector draw:type="line" svg:x1="0.67232in" svg:y1="0.46313in" svg:x2="0.64802in" svg:y2="0.97493in" draw:z-index="251679744" draw:id="id0" draw:style-name="a1" draw:name="Conexão reta unidirecional 17" text:anchor-type="paragraph"><svg:title/><svg:desc/></draw:connector><draw:connector draw:type="line" svg:x1="0.5013in" svg:y1="1.57639in" svg:x2="0.46103in" svg:y2="1.86111in" draw:z-index="251678720" draw:id="id1" draw:style-name="a3" draw:name="Conexão reta unidirecional 16" text:anchor-type="paragraph"><svg:title/><svg:desc/></draw:connector><draw:connector draw:type="line" svg:x1="1.23338in" svg:y1="2.12971in" svg:x2="2.52574in" svg:y2="2.1054in" draw:z-index="251677696" draw:id="id2" draw:style-name="a5" draw:name="Conexão reta unidirecional 15" text:anchor-type="paragraph"><svg:title/><svg:desc/></draw:connector><draw:connector draw:type="line" svg:x1="3.32363in" svg:y1="1.75547in" svg:x2="3.37293in" svg:y2="1.36658in" draw:z-index="251676672" draw:id="id3" draw:style-name="a7" draw:name="Conexão reta unidirecional 14" text:anchor-type="paragraph"><svg:title/><svg:desc/></draw:connector><draw:connector draw:type="line" svg:x1="3.39599in" svg:y1="0.80391in" svg:x2="3.39599in" svg:y2="0.31641in" draw:z-index="251674624" draw:id="id4" draw:style-name="a9" draw:name="Conexão reta unidirecional 13" text:anchor-type="paragraph"><svg:title/><svg:desc/></draw:connector><draw:frame draw:z-index="251673600" draw:id="id5" draw:style-name="a10" draw:name="Caixa de texto 12" text:anchor-type="paragraph" svg:x="2.55801in" svg:y="2.04809in" svg:width="1.77986in" svg:height="0.54444in" style:rel-width="scale" style:rel-height="scale"><draw:text-box><text:p text:style-name="Normal">p_c_iva=p_s_iva*0.23</text:p></draw:text-box><svg:title/><svg:desc/></draw:frame><draw:frame draw:z-index="251666432" draw:id="id6" draw:style-name="a11" draw:name="Caixa de texto 7" text:anchor-type="paragraph" svg:x="2.0951in" svg:y="0.88562in" svg:width="2.99167in" svg:height="0.55278in" style:rel-width="scale" style:rel-height="scale"><draw:text-box><text:p text:style-name="Normal">Escreva(“O seu produto custa<text:s/>”, p_s_iva,“<text:s/>€ e com os 23% de iva custa<text:s/>”, p_c_iva,“<text:s/>€.”)</text:p></draw:text-box><svg:title/><svg:desc/></draw:frame><draw:frame draw:z-index="251669504" draw:id="id7" draw:style-name="a12" draw:name="Caixa de texto 9" text:anchor-type="paragraph" svg:x="-0.09394in" svg:y="2.00222in" svg:width="1.36528in" svg:height="0.47153in" style:rel-width="scale" style:rel-height="scale"><draw:text-box><text:p text:style-name="Normal">leia(p_s_iva)</text:p></draw:text-box><svg:title/><svg:desc/></draw:frame><draw:frame draw:z-index="251672576" draw:id="id8" draw:style-name="a13" draw:name="Caixa de texto 11" text:anchor-type="paragraph" svg:x="3.03826in" svg:y="-0.17915in" svg:width="0.73125in" svg:height="0.27639in" style:rel-width="scale" style:rel-height="scale"><draw:text-box><text:p text:style-name="Normal">Fim</text:p></draw:text-box><svg:title/><svg:desc/></draw:frame><draw:custom-shape svg:x="2.72469in" svg:y="-0.39448in" svg:width="1.41458in" svg:height="0.70694in" draw:z-index="251671552" draw:id="id9" draw:style-name="a14" draw:name="Retângulo: Cantos Arredondados 10" text:anchor-type="paragraph"><svg:title/><svg:desc/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draw:custom-shape svg:x="2.7697in" svg:y="1.73967in" svg:width="1.19444in" svg:height="0.87778in" draw:z-index="251661312" draw:id="id10" draw:style-name="a15" draw:name="Fluxograma: Decisão 3" text:anchor-type="paragraph"><svg:title/><svg:desc/><draw:enhanced-geometry draw:type="non-primitive" svg:viewBox="0 0 2 2" draw:enhanced-path="M 0 1 L 1 0 2 1 1 2 Z N" draw:text-areas="?f12 ?f14 ?f13 ?f15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4 / 4"/><draw:equation draw:name="f7" draw:formula="?f1 - ?f0"/><draw:equation draw:name="f8" draw:formula="?f7 / 2"/><draw:equation draw:name="f9" draw:formula="?f7 / 4"/><draw:equation draw:name="f10" draw:formula="?f7 * 3 / 4"/><draw:equation draw:name="f11" draw:formula="?f4 * 3 / 4"/><draw:equation draw:name="f12" draw:formula="?f9 / ?f8"/><draw:equation draw:name="f13" draw:formula="?f10 / ?f8"/><draw:equation draw:name="f14" draw:formula="?f6 / ?f5"/><draw:equation draw:name="f15" draw:formula="?f11 / ?f5"/></draw:enhanced-geometry></draw:custom-shape><draw:custom-shape svg:x="2.50406in" svg:y="0.86179in" svg:width="1.93472in" svg:height="0.56042in" draw:z-index="251665408" draw:id="id11" draw:style-name="a16" draw:name="Fluxograma: Dados 6" text:anchor-type="paragraph"><svg:title/><svg:desc/><draw:enhanced-geometry draw:type="non-primitive" svg:viewBox="0 0 5 5" draw:enhanced-path="M 0 5 L 1 0 5 0 4 5 Z N" draw:text-areas="?f22 ?f16 ?f23 ?f20" draw:glue-points="?f15 ?f16 ?f17 ?f18 ?f19 ?f20 ?f21 ?f18" draw:glue-point-leaving-directions="-360, -270, -18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4 / 5"/><draw:equation draw:name="f7" draw:formula="?f2 + ?f5"/><draw:equation draw:name="f8" draw:formula="?f1 - ?f0"/><draw:equation draw:name="f9" draw:formula="?f8 / 5"/><draw:equation draw:name="f10" draw:formula="?f8 / 10"/><draw:equation draw:name="f11" draw:formula="?f8 * 2 / 5"/><draw:equation draw:name="f12" draw:formula="?f8 * 3 / 5"/><draw:equation draw:name="f13" draw:formula="?f8 * 4 / 5"/><draw:equation draw:name="f14" draw:formula="?f8 * 9 / 10"/><draw:equation draw:name="f15" draw:formula="?f12 / ?f9"/><draw:equation draw:name="f16" draw:formula="?f2 / ?f6"/><draw:equation draw:name="f17" draw:formula="?f10 / ?f9"/><draw:equation draw:name="f18" draw:formula="?f7 / ?f6"/><draw:equation draw:name="f19" draw:formula="?f11 / ?f9"/><draw:equation draw:name="f20" draw:formula="?f3 / ?f6"/><draw:equation draw:name="f21" draw:formula="?f14 / ?f9"/><draw:equation draw:name="f22" draw:formula="?f9 / ?f9"/><draw:equation draw:name="f23" draw:formula="?f13 / ?f9"/></draw:enhanced-geometry></draw:custom-shape><draw:custom-shape svg:x="-0.54931in" svg:y="1.84931in" svg:width="1.93472in" svg:height="0.56042in" draw:z-index="251668480" draw:id="id12" draw:style-name="a17" draw:name="Fluxograma: Dados 8" text:anchor-type="paragraph"><svg:title/><svg:desc/><draw:enhanced-geometry draw:type="non-primitive" svg:viewBox="0 0 5 5" draw:enhanced-path="M 0 5 L 1 0 5 0 4 5 Z N" draw:text-areas="?f22 ?f16 ?f23 ?f20" draw:glue-points="?f15 ?f16 ?f17 ?f18 ?f19 ?f20 ?f21 ?f18" draw:glue-point-leaving-directions="-360, -270, -18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4 / 5"/><draw:equation draw:name="f7" draw:formula="?f2 + ?f5"/><draw:equation draw:name="f8" draw:formula="?f1 - ?f0"/><draw:equation draw:name="f9" draw:formula="?f8 / 5"/><draw:equation draw:name="f10" draw:formula="?f8 / 10"/><draw:equation draw:name="f11" draw:formula="?f8 * 2 / 5"/><draw:equation draw:name="f12" draw:formula="?f8 * 3 / 5"/><draw:equation draw:name="f13" draw:formula="?f8 * 4 / 5"/><draw:equation draw:name="f14" draw:formula="?f8 * 9 / 10"/><draw:equation draw:name="f15" draw:formula="?f12 / ?f9"/><draw:equation draw:name="f16" draw:formula="?f2 / ?f6"/><draw:equation draw:name="f17" draw:formula="?f10 / ?f9"/><draw:equation draw:name="f18" draw:formula="?f7 / ?f6"/><draw:equation draw:name="f19" draw:formula="?f11 / ?f9"/><draw:equation draw:name="f20" draw:formula="?f3 / ?f6"/><draw:equation draw:name="f21" draw:formula="?f14 / ?f9"/><draw:equation draw:name="f22" draw:formula="?f9 / ?f9"/><draw:equation draw:name="f23" draw:formula="?f13 / ?f9"/></draw:enhanced-geometry></draw:custom-shape><draw:frame draw:z-index="251663360" draw:id="id13" draw:style-name="a18" draw:name="Caixa de texto 5" text:anchor-type="paragraph" svg:x="0.03799in" svg:y="1.0638in" svg:width="1.36528in" svg:height="0.47153in" style:rel-width="scale" style:rel-height="scale"><draw:text-box><text:p text:style-name="Normal">Escreva(“O preço do seu produto”)</text:p></draw:text-box><svg:title/><svg:desc/></draw:frame><draw:custom-shape svg:x="-0.27127in" svg:y="1.01628in" svg:width="1.93472in" svg:height="0.56042in" draw:z-index="251660288" draw:id="id14" draw:style-name="a19" draw:name="Fluxograma: Dados 2" text:anchor-type="paragraph"><svg:title/><svg:desc/><draw:enhanced-geometry draw:type="non-primitive" svg:viewBox="0 0 5 5" draw:enhanced-path="M 0 5 L 1 0 5 0 4 5 Z N" draw:text-areas="?f22 ?f16 ?f23 ?f20" draw:glue-points="?f15 ?f16 ?f17 ?f18 ?f19 ?f20 ?f21 ?f18" draw:glue-point-leaving-directions="-360, -270, -18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4 / 5"/><draw:equation draw:name="f7" draw:formula="?f2 + ?f5"/><draw:equation draw:name="f8" draw:formula="?f1 - ?f0"/><draw:equation draw:name="f9" draw:formula="?f8 / 5"/><draw:equation draw:name="f10" draw:formula="?f8 / 10"/><draw:equation draw:name="f11" draw:formula="?f8 * 2 / 5"/><draw:equation draw:name="f12" draw:formula="?f8 * 3 / 5"/><draw:equation draw:name="f13" draw:formula="?f8 * 4 / 5"/><draw:equation draw:name="f14" draw:formula="?f8 * 9 / 10"/><draw:equation draw:name="f15" draw:formula="?f12 / ?f9"/><draw:equation draw:name="f16" draw:formula="?f2 / ?f6"/><draw:equation draw:name="f17" draw:formula="?f10 / ?f9"/><draw:equation draw:name="f18" draw:formula="?f7 / ?f6"/><draw:equation draw:name="f19" draw:formula="?f11 / ?f9"/><draw:equation draw:name="f20" draw:formula="?f3 / ?f6"/><draw:equation draw:name="f21" draw:formula="?f14 / ?f9"/><draw:equation draw:name="f22" draw:formula="?f9 / ?f9"/><draw:equation draw:name="f23" draw:formula="?f13 / ?f9"/></draw:enhanced-geometry></draw:custom-shape><draw:frame draw:z-index="251662336" draw:id="id15" draw:style-name="a20" draw:name="Caixa de texto 4" text:anchor-type="paragraph" svg:x="0.46848in" svg:y="-0.07298in" svg:width="0.72292in" svg:height="0.43056in" style:rel-width="scale" style:rel-height="scale"><draw:text-box><text:p text:style-name="Normal">Inicio</text:p></draw:text-box><svg:title/><svg:desc/></draw:frame><draw:custom-shape svg:x="0.04639in" svg:y="-0.28484in" svg:width="1.41458in" svg:height="0.70694in" draw:z-index="251659264" draw:id="id16" draw:style-name="a21" draw:name="Retângulo: Cantos Arredondados 1" text:anchor-type="paragraph"><svg:title/><svg:desc/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6" svg:viewBox="0 0 20 30" svg:d="m10 0-10 30h20z"/>
    <draw:marker draw:name="a0" svg:viewBox="0 0 20 30" svg:d="m10 0-10 30h20z"/>
    <draw:marker draw:name="a8" svg:viewBox="0 0 20 30" svg:d="m10 0-10 30h20z"/>
    <draw:marker draw:name="a2" svg:viewBox="0 0 20 30" svg:d="m10 0-10 30h20z"/>
    <draw:marker draw:name="a4" svg:viewBox="0 0 20 30" svg:d="m10 0-10 30h20z"/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Rodrigo Rodrigues</meta:initial-creator>
    <dc:creator>Rodrigo Rodrigues</dc:creator>
    <meta:creation-date>2021-12-02T20:52:00Z</meta:creation-date>
    <dc:date>2021-12-02T21:01:00Z</dc:date>
    <meta:template xlink:href="Normal.dotm" xlink:type="simple"/>
    <meta:editing-cycles>2</meta:editing-cycles>
    <meta:editing-duration>PT540S</meta:editing-duration>
    <meta:document-statistic meta:page-count="1" meta:paragraph-count="1" meta:word-count="2" meta:character-count="17" meta:row-count="1" meta:non-whitespace-character-count="16"/>
  </office:meta>
</office:document-meta>
</file>